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amos a entrar en este tema con la misma claridad conceptual y el mismo tono reflexivo que venimos construyendo.<text:line-break/>Aquí no hablaremos de genética, ni de sistemas, ni de lógica todavía.<text:line-break/>Solo de lo que cualquiera puede ver: <text:span text:style-name="Strong_20_Emphasis">individuos</text:span>, cuerpos vivos, formas concretas de la vida.</text:p>
      <text:p text:style-name="Horizontal_20_Line"/>
      <text:h text:style-name="Heading_20_1" text:outline-level="1"><text:span text:style-name="Strong_20_Emphasis">Los individuos: la vida hecha forma</text:span></text:h>
      <text:p text:style-name="Text_20_body">Cuando miramos el mundo con atención —un bosque, un jardín, un arrecife, una ciudad, un charco de agua— lo primero que vemos no es “la vida” como abstracción, sino <text:span text:style-name="Strong_20_Emphasis">individuos</text:span>. Seres concretos, delimitados, reconocibles. Cada uno con su forma, su tamaño, su color, su comportamiento. La vida, a simple vista, se presenta como una multitud de entidades separadas, cada una con su propio cuerpo y su propio ciclo.</text:p>
      <text:p text:style-name="Text_20_body">Un individuo es, en su sentido más básico, <text:span text:style-name="Strong_20_Emphasis">una unidad de vida</text:span>.<text:line-break/>Una forma particular en la que la vida se organiza temporalmente.<text:line-break/>Un cuerpo que nace, crece, actúa, se transforma y finalmente desaparece.</text:p>
      <text:p text:style-name="Text_20_body">Los individuos son las expresiones visibles de un proceso que los trasciende.<text:line-break/>Son las manifestaciones momentáneas de una continuidad que no se detiene.</text:p>
      <text:p text:style-name="Horizontal_20_Line"/>
      <text:h text:style-name="Heading_20_1" text:outline-level="1"><text:span text:style-name="Strong_20_Emphasis">Un individuo es un cuerpo organizado</text:span></text:h>
      <text:p text:style-name="Text_20_body">Desde la perspectiva biológica clásica, un individuo es un organismo:<text:line-break/>una estructura material que mantiene su propia organización interna.<text:line-break/>Cada individuo:</text:p>
      <text:list xml:id="list3905615553" text:style-name="L1">
        <text:list-item>
          <text:p text:style-name="P2">intercambia materia y energía con el entorno, </text:p>
        </text:list-item>
        <text:list-item>
          <text:p text:style-name="P2">mantiene un equilibrio interno, </text:p>
        </text:list-item>
        <text:list-item>
          <text:p text:style-name="P2">responde a estímulos, </text:p>
        </text:list-item>
        <text:list-item>
          <text:p text:style-name="P2">se repara, </text:p>
        </text:list-item>
        <text:list-item>
          <text:p text:style-name="P1">y participa en la reproducción. </text:p>
        </text:list-item>
      </text:list>
      <text:p text:style-name="Text_20_body">No importa si es una bacteria o un elefante, un helecho o un hongo, un pez o un árbol.<text:line-break/>Todos los individuos comparten esta condición: <text:span text:style-name="Strong_20_Emphasis">son sistemas vivos que sostienen su propia existencia durante un tiempo limitado</text:span>.</text:p>
      <text:p text:style-name="Horizontal_20_Line"/>
      <text:h text:style-name="Heading_20_1" text:outline-level="1"><text:span text:style-name="Strong_20_Emphasis">Diversidad de formas, una misma condición</text:span></text:h>
      <text:p text:style-name="Text_20_body">La Tierra está cubierta de individuos.<text:line-break/>Algunos son tan pequeños que solo se ven con microscopio; otros son tan grandes que pueden vivir <text:soft-page-break/>siglos y alcanzar alturas inmensas.<text:line-break/>Algunos se mueven; otros permanecen anclados al suelo.<text:line-break/>Algunos viven unas horas; otros viven cientos de años.</text:p>
      <text:p text:style-name="Text_20_body">La diversidad es inmensa, pero la condición es la misma:<text:line-break/>cada uno es un organismo completo, una unidad funcional de la vida.</text:p>
      <text:p text:style-name="Text_20_body">Cuando observamos esta diversidad, lo que vemos no son excepciones, sino variaciones sobre un mismo tema.<text:line-break/>La vida adopta formas distintas, pero la estructura fundamental —un individuo que sostiene su propio proceso vital— se repite una y otra vez.</text:p>
      <text:p text:style-name="Horizontal_20_Line"/>
      <text:h text:style-name="Heading_20_1" text:outline-level="1"><text:span text:style-name="Strong_20_Emphasis">Los individuos como capítulos de una historia más larga</text:span></text:h>
      <text:p text:style-name="Text_20_body">Un individuo no es la vida entera.<text:line-break/>Es un episodio.<text:line-break/>Un fragmento.<text:line-break/>Una expresión temporal de un proceso que comenzó mucho antes de su nacimiento y continuará después de su muerte.</text:p>
      <text:p text:style-name="Text_20_body">Cada individuo es un portador momentáneo de información.<text:line-break/>Un vehículo en el que la vida se manifiesta durante un tiempo.<text:line-break/>Un puente entre generaciones.</text:p>
      <text:p text:style-name="Text_20_body">La biología clásica lo expresa así:<text:line-break/>los individuos son <text:span text:style-name="Strong_20_Emphasis">transitorios</text:span>, pero la vida es <text:span text:style-name="Strong_20_Emphasis">continua</text:span>.</text:p>
      <text:p text:style-name="Horizontal_20_Line"/>
      <text:h text:style-name="Heading_20_1" text:outline-level="1"><text:span text:style-name="Strong_20_Emphasis">Un individuo es una frontera</text:span></text:h>
      <text:p text:style-name="Text_20_body">Un individuo tiene límites.<text:line-break/>Tiene un “dentro” y un “fuera”.<text:line-break/>Tiene una membrana, una piel, una corteza, un cuerpo que lo separa del entorno.</text:p>
      <text:p text:style-name="Text_20_body">Esa frontera no es un muro rígido, sino una interfaz activa.<text:line-break/>Por ella entran nutrientes, sale energía, se intercambia información.<text:line-break/>La frontera define al individuo, pero también lo conecta con el mundo.</text:p>
      <text:p text:style-name="Text_20_body">Sin esa frontera, no habría organismo.<text:line-break/>Sin intercambio, no habría vida.</text:p>
      <text:p text:style-name="Horizontal_20_Line"/>
      <text:h text:style-name="Heading_20_1" text:outline-level="1"><text:soft-page-break/><text:span text:style-name="Strong_20_Emphasis">Los individuos como nodos de un tejido mayor</text:span></text:h>
      <text:p text:style-name="Text_20_body">Aunque cada individuo parece autónomo, ninguno existe aislado.<text:line-break/>Todos forman parte de redes:</text:p>
      <text:list xml:id="list3542493829" text:style-name="L2">
        <text:list-item>
          <text:p text:style-name="P4">redes ecológicas, </text:p>
        </text:list-item>
        <text:list-item>
          <text:p text:style-name="P4">redes tróficas, </text:p>
        </text:list-item>
        <text:list-item>
          <text:p text:style-name="P4">redes simbióticas, </text:p>
        </text:list-item>
        <text:list-item>
          <text:p text:style-name="P3">redes de cooperación y competencia. </text:p>
        </text:list-item>
      </text:list>
      <text:p text:style-name="Text_20_body">Un individuo es una unidad, pero nunca está solo.<text:line-break/>Su existencia depende del entorno, de otros organismos, de ciclos planetarios que lo sostienen.</text:p>
      <text:p text:style-name="Text_20_body">La vida no es una colección de individuos separados.<text:line-break/>Es un tejido continuo que se expresa en individuos.</text:p>
      <text:p text:style-name="Horizontal_20_Line"/>
      <text:h text:style-name="Heading_20_1" text:outline-level="1"><text:span text:style-name="Strong_20_Emphasis">Los individuos como expresiones únicas</text:span></text:h>
      <text:p text:style-name="Text_20_body">Cada individuo es irrepetible.<text:line-break/>Incluso en organismos que se reproducen asexualmente, cada copia contiene pequeñas variaciones.<text:line-break/>Cada organismo vive una historia distinta, ocupa un espacio distinto, enfrenta condiciones distintas.</text:p>
      <text:p text:style-name="Text_20_body">La vida no produce clones perfectos; produce individuos.<text:line-break/>Cada uno con su propia trayectoria, su propia forma de interactuar con el mundo.</text:p>
      <text:p text:style-name="Horizontal_20_Line"/>
      <text:h text:style-name="Heading_20_1" text:outline-level="1"><text:span text:style-name="Strong_20_Emphasis">Los individuos como sistemas temporales</text:span></text:h>
      <text:p text:style-name="Text_20_body">Un individuo no es permanente.<text:line-break/>Tiene un inicio y un final.<text:line-break/>Su existencia es un ciclo:</text:p>
      <text:list xml:id="list1622246826" text:style-name="L3">
        <text:list-item>
          <text:p text:style-name="P6">nace, </text:p>
        </text:list-item>
        <text:list-item>
          <text:p text:style-name="P6">crece, </text:p>
        </text:list-item>
        <text:list-item>
          <text:p text:style-name="P6">madura, </text:p>
        </text:list-item>
        <text:list-item>
          <text:p text:style-name="P6">se reproduce, </text:p>
        </text:list-item>
        <text:list-item>
          <text:p text:style-name="P6">envejece, </text:p>
        </text:list-item>
        <text:list-item>
          <text:p text:style-name="P5">muere. </text:p>
        </text:list-item>
      </text:list>
      <text:p text:style-name="Text_20_body">La muerte del individuo no es el final de la vida, sino parte del proceso.<text:line-break/>La vida continúa en otros individuos, en otras formas, en otras generaciones.</text:p>
      <text:p text:style-name="Text_20_body">El individuo es temporal; la vida es permanente.</text:p>
      <text:p text:style-name="Horizontal_20_Line"/>
      <text:h text:style-name="Heading_20_1" text:outline-level="1"><text:soft-page-break/><text:span text:style-name="Strong_20_Emphasis">Los individuos como portadores de continuidad</text:span></text:h>
      <text:p text:style-name="Text_20_body">Aunque cada individuo es efímero, su existencia tiene un propósito estructural:<text:line-break/><text:span text:style-name="Strong_20_Emphasis">transmitir la vida</text:span>.</text:p>
      <text:p text:style-name="Text_20_body">No en el sentido teleológico de “querer perpetuarse”, sino en el sentido físico de que su estructura —su ADN, su organización— forma parte de un proceso que se replica.</text:p>
      <text:p text:style-name="Text_20_body">El individuo es el soporte material de un proceso lógico que lo trasciende.<text:line-break/>Es el cuerpo que encarna temporalmente una información que viene de lejos y seguirá adelante.</text:p>
      <text:p text:style-name="Horizontal_20_Line"/>
      <text:h text:style-name="Heading_20_1" text:outline-level="1"><text:span text:style-name="Strong_20_Emphasis">Los individuos como expresiones visibles de la vida</text:span></text:h>
      <text:p text:style-name="Text_20_body">Cuando miramos un bosque, no vemos “la vida” como concepto.<text:line-break/>Vemos árboles.<text:line-break/>Vemos pájaros.<text:line-break/>Vemos insectos.<text:line-break/>Vemos individuos.</text:p>
      <text:p text:style-name="Text_20_body">La vida, en su forma más inmediata, es un mosaico de seres concretos.<text:line-break/>Cada uno es una manifestación de un proceso más profundo, pero lo que percibimos es la forma, el cuerpo, la presencia.</text:p>
      <text:p text:style-name="Text_20_body">Los individuos son la manera en que la vida se hace visible.</text:p>
      <text:p text:style-name="Horizontal_20_Line"/>
      <text:h text:style-name="Heading_20_1" text:outline-level="1"><text:span text:style-name="Strong_20_Emphasis">Síntesis</text:span></text:h>
      <text:p text:style-name="Text_20_body">Un individuo es:</text:p>
      <text:list xml:id="list4044335923" text:style-name="L4">
        <text:list-item>
          <text:p text:style-name="P8">una unidad de vida, </text:p>
        </text:list-item>
        <text:list-item>
          <text:p text:style-name="P8">un cuerpo organizado, </text:p>
        </text:list-item>
        <text:list-item>
          <text:p text:style-name="P8">una frontera activa, </text:p>
        </text:list-item>
        <text:list-item>
          <text:p text:style-name="P8">un nodo en una red, </text:p>
        </text:list-item>
        <text:list-item>
          <text:p text:style-name="P8">un capítulo en una historia continua, </text:p>
        </text:list-item>
        <text:list-item>
          <text:p text:style-name="P8">un portador temporal de información, </text:p>
        </text:list-item>
        <text:list-item>
          <text:p text:style-name="P7">una expresión única de un proceso universal. </text:p>
        </text:list-item>
      </text:list>
      <text:p text:style-name="Text_20_body">Los individuos son la vida hecha forma.<text:line-break/>Son la manera en que la vida se despliega en el espacio y en el tiempo.<text:line-break/>Son las figuras visibles de un proceso invisible.</text:p>
      <text:p text:style-name="Horizontal_20_Line"/>
      <text:p text:style-name="Text_20_body"><text:soft-page-break/>Si quieres, puedo expandir esta sección, hacerla más poética, más narrativa, o preparar la transición hacia el siguiente tema: <text:span text:style-name="Strong_20_Emphasis">la biomasa</text:span>, <text:span text:style-name="Strong_20_Emphasis">las poblaciones</text:span>, o <text:span text:style-name="Strong_20_Emphasis">la vida como sistema distribuido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8T10:14:55.822000000</meta:creation-date>
    <dc:date>2026-01-28T11:02:42.181000000</dc:date>
    <meta:editing-duration>PT37M36S</meta:editing-duration>
    <meta:editing-cycles>1</meta:editing-cycles>
    <meta:document-statistic meta:table-count="0" meta:image-count="0" meta:object-count="0" meta:page-count="5" meta:paragraph-count="65" meta:word-count="985" meta:character-count="5983" meta:non-whitespace-character-count="5063"/>
    <meta:generator>LibreOffice/7.3.5.2$Windows_X86_64 LibreOffice_project/184fe81b8c8c30d8b5082578aee2fed2ea847c01</meta:generator>
  </office:meta>
</office:document-meta>
</file>